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1.5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border="0.06pt solid #000000" style:vertical-align="automatic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3" table:default-cell-style-name="ce1"/>
        <table:table-column table:style-name="co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8" table:number-rows-spanned="1">
            <text:p>Self Review Checklist ( Analysis )</text:p>
          </table:table-cell>
          <table:covered-table-cell table:number-columns-repeated="7"/>
          <table:table-cell table:number-columns-repeated="1012"/>
        </table:table-row>
        <table:table-row table:style-name="ro1">
          <table:table-cell table:number-columns-repeated="4"/>
          <table:table-cell table:style-name="ce5" table:number-columns-spanned="8" table:number-rows-spanned="1"/>
          <table:covered-table-cell table:number-columns-repeated="7"/>
          <table:table-cell table:number-columns-repeated="1012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6" table:number-rows-spanned="1">
            <text:p>Review List</text:p>
          </table:table-cell>
          <table:covered-table-cell table:number-columns-repeated="5"/>
          <table:table-cell table:style-name="ce2" office:value-type="string" calcext:value-type="string" table:number-columns-spanned="2" table:number-rows-spanned="1">
            <text:p>Self Review(Y/N)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4"/>
          <table:table-cell table:style-name="ce5" table:number-columns-spanned="6" table:number-rows-spanned="1"/>
          <table:covered-table-cell table:number-columns-repeated="5"/>
          <table:table-cell table:style-name="ce5" table:number-columns-spanned="2" table:number-rows-spanned="1"/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Customer Reference ID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Tag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Release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No.of testcases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N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Understanding Doc for &gt; 8 hrs task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Test Case Doc for &gt; 8 hrs task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SMC Estimations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Updated Estimations (Include Review &amp; Testing)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Attach understanding Doc to Trello ticket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N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Attach Requirement Doc to Trello ticket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N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Implicit Requirements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Explicit Requirements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6" table:number-rows-spanned="1">
            <text:p>Update SMC sheet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Y</text:p>
          </table:table-cell>
          <table:covered-table-cell/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user</meta:initial-creator>
    <meta:creation-date>2019-04-14T05:47:26Z</meta:creation-date>
    <dc:date>2022-05-31T09:00:32.339726604</dc:date>
    <meta:editing-cycles>25</meta:editing-cycles>
    <meta:editing-duration>PT42S</meta:editing-duration>
    <meta:document-statistic meta:table-count="1" meta:cell-count="29" meta:object-count="0"/>
  </office:meta>
</office:document-meta>
</file>